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0BE8095213AED39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7366in" draw:z-index="0"><draw:image xlink:href="Pictures/100000010000078000000430BE8095213AED39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6:40:26.760001818</meta:creation-date>
    <dc:date>2024-02-23T16:41:13.791416018</dc:date>
    <meta:editing-duration>PT4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